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/>
    <style:style style:name="P2" style:family="paragraph" style:parent-style-name="Standard">
      <style:text-properties officeooo:rsid="0019bd52" officeooo:paragraph-rsid="0019bd52"/>
    </style:style>
    <style:style style:name="P3" style:family="paragraph" style:parent-style-name="Heading_20_3">
      <style:paragraph-properties fo:line-height="115%" fo:break-before="auto" fo:break-after="auto" style:writing-mode="lr-tb"/>
      <style:text-properties fo:language="en" fo:country="US" officeooo:paragraph-rsid="0015ced4"/>
    </style:style>
    <style:style style:name="P4" style:family="paragraph" style:parent-style-name="Heading_20_3">
      <style:paragraph-properties fo:line-height="115%" style:writing-mode="lr-tb"/>
      <style:text-properties fo:language="en" fo:country="US" officeooo:paragraph-rsid="0015ced4"/>
    </style:style>
    <style:style style:name="P5" style:family="paragraph" style:parent-style-name="Heading_20_3">
      <style:paragraph-properties fo:line-height="115%" style:writing-mode="lr-tb"/>
      <style:text-properties fo:language="en" fo:country="US" officeooo:rsid="0017a298" officeooo:paragraph-rsid="0017a298"/>
    </style:style>
    <style:style style:name="P6" style:family="paragraph" style:parent-style-name="Heading_20_2"/>
    <style:style style:name="P7" style:family="paragraph" style:parent-style-name="Text_20_body">
      <style:text-properties officeooo:rsid="0017a298" officeooo:paragraph-rsid="0017a298"/>
    </style:style>
    <style:style style:name="P8" style:family="paragraph" style:parent-style-name="Text_20_body">
      <style:text-properties officeooo:paragraph-rsid="0017a298"/>
    </style:style>
    <style:style style:name="T1" style:family="text">
      <style:text-properties officeooo:rsid="0017a2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Items</text:h>
      <text:h text:style-name="P4" text:outline-level="10"/>
      <text:h text:style-name="Heading_20_2" text:outline-level="2">Inventory Slot<text:span text:style-name="T1">s</text:span></text:h>
      <text:p text:style-name="P7"><text:tab/>Head</text:p>
      <text:p text:style-name="P7"><text:tab/>Amulet Cape</text:p>
      <text:p text:style-name="P7">Gloves <text:s/>Chest <text:s text:c="2"/></text:p>
      <text:p text:style-name="P7">Ring <text:s text:c="5"/>Girdle Weapon</text:p>
      <text:p text:style-name="P7">Ring<text:tab/> <text:s/>Legs</text:p>
      <text:p text:style-name="P7"><text:s text:c="14"/>Boots</text:p>
      <text:p text:style-name="P8"><text:span text:style-name="T1">Inventory needs 42 slots?</text:span></text:p>
      <text:h text:style-name="Heading_20_2" text:outline-level="2">Consumables</text:h>
      <text:h text:style-name="P5" text:outline-level="10">Potions</text:h>
      <text:h text:style-name="P2" text:outline-level="10">Temporarily add a stat, regeneration, movement speed, critical rate..</text:h>
      <text:h text:style-name="P5" text:outline-level="10">Foods</text:h>
      <text:h text:style-name="P5" text:outline-level="10">Scrolls</text:h>
      <text:h text:style-name="Heading_20_2" text:outline-level="2">Trinkets</text:h>
      <text:h text:style-name="P5" text:outline-level="10">Jewelry</text:h>
      <text:h text:style-name="Standard" text:outline-level="10"/>
      <text:h text:style-name="P2" text:outline-level="10">Amulets and rings may come with additional stats, movement, crit rate, dodge rate, magical resist %, physical resist %.</text:h>
      <text:h text:style-name="Heading_20_2" text:outline-level="2">Weapons</text:h>
      <text:h text:style-name="P5" text:outline-level="10">Staff</text:h>
      <text:h text:style-name="Standard" text:outline-level="10"/>
      <text:h text:style-name="P5" text:outline-level="10">Sword</text:h>
      <text:h text:style-name="Standard" text:outline-level="10"/>
      <text:h text:style-name="P5" text:outline-level="10">Bow/Arrow</text:h>
      <text:h text:style-name="Standard" text:outline-level="10"/>
      <text:h text:style-name="Heading_20_2" text:outline-level="2">Armor</text:h>
      <text:p text:style-name="Standard"/>
      <text:h text:style-name="P5" text:outline-level="10">Chainmail</text:h>
      <text:h text:style-name="Standard" text:outline-level="10"/>
      <text:h text:style-name="P5" text:outline-level="10"><text:soft-page-break/>Leather</text:h>
      <text:h text:style-name="Standard" text:outline-level="10"/>
      <text:h text:style-name="P5" text:outline-level="10">Robe</text:h>
      <text:h text:style-name="Standard" text:outline-level="10"/>
      <text:h text:style-name="P5" text:outline-level="10"/>
      <text:h text:style-name="P5" text:outline-level="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rebuchet MS" svg:font-family="'Trebuchet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6:09:07.024000000</meta:creation-date>
    <dc:date>2014-06-08T16:59:38.371000000</dc:date>
    <meta:editing-duration>P0D</meta:editing-duration>
    <meta:editing-cycles>2</meta:editing-cycles>
    <meta:generator>LibreOffice/4.2.3.3$Windows_x86 LibreOffice_project/882f8a0a489bc99a9e60c7905a60226254cb6ff0</meta:generator>
    <meta:document-statistic meta:table-count="0" meta:image-count="0" meta:object-count="0" meta:page-count="2" meta:paragraph-count="25" meta:word-count="60" meta:character-count="415" meta:non-whitespace-character-count="353"/>
  </office:meta>
</office:document-meta>
</file>